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8.916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18.045cm"/>
    </style:style>
    <style:style style:name="co6" style:family="table-column">
      <style:table-column-properties fo:break-before="auto" style:column-width="7.329cm"/>
    </style:style>
    <style:style style:name="co7" style:family="table-column">
      <style:table-column-properties fo:break-before="auto" style:column-width="19.315cm"/>
    </style:style>
    <style:style style:name="co8" style:family="table-column">
      <style:table-column-properties fo:break-before="auto" style:column-width="8.255cm"/>
    </style:style>
    <style:style style:name="co9" style:family="table-column">
      <style:table-column-properties fo:break-before="auto" style:column-width="4.974cm"/>
    </style:style>
    <style:style style:name="co10" style:family="table-column">
      <style:table-column-properties fo:break-before="auto" style:column-width="8.361cm"/>
    </style:style>
    <style:style style:name="co14" style:family="table-column">
      <style:table-column-properties fo:break-before="auto" style:column-width="6.694cm"/>
    </style:style>
    <style:style style:name="co15" style:family="table-column">
      <style:table-column-properties fo:break-before="auto" style:column-width="14.235cm"/>
    </style:style>
    <style:style style:name="co16" style:family="table-column">
      <style:table-column-properties fo:break-before="auto" style:column-width="7.646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2.593cm"/>
    </style:style>
    <style:style style:name="co19" style:family="table-column">
      <style:table-column-properties fo:break-before="auto" style:column-width="18.389cm"/>
    </style:style>
    <style:style style:name="co20" style:family="table-column">
      <style:table-column-properties fo:break-before="auto" style:column-width="11.113cm"/>
    </style:style>
    <style:style style:name="co21" style:family="table-column">
      <style:table-column-properties fo:break-before="auto" style:column-width="6.218cm"/>
    </style:style>
    <style:style style:name="co22" style:family="table-column">
      <style:table-column-properties fo:break-before="auto" style:column-width="4.657cm"/>
    </style:style>
    <style:style style:name="co23" style:family="table-column">
      <style:table-column-properties fo:break-before="auto" style:column-width="4.868cm"/>
    </style:style>
    <style:style style:name="co24" style:family="table-column">
      <style:table-column-properties fo:break-before="auto" style:column-width="3.598cm"/>
    </style:style>
    <style:style style:name="co25" style:family="table-column">
      <style:table-column-properties fo:break-before="auto" style:column-width="6.112cm"/>
    </style:style>
    <style:style style:name="co26" style:family="table-column">
      <style:table-column-properties fo:break-before="auto" style:column-width="5.874cm"/>
    </style:style>
    <style:style style:name="co27" style:family="table-column">
      <style:table-column-properties fo:break-before="auto" style:column-width="5.583cm"/>
    </style:style>
    <style:style style:name="co28" style:family="table-column">
      <style:table-column-properties fo:break-before="auto" style:column-width="5.609cm"/>
    </style:style>
    <style:style style:name="co29" style:family="table-column">
      <style:table-column-properties fo:break-before="auto" style:column-width="15.743cm"/>
    </style:style>
    <style:style style:name="co30" style:family="table-column">
      <style:table-column-properties fo:break-before="auto" style:column-width="5.345cm"/>
    </style:style>
    <style:style style:name="co31" style:family="table-column">
      <style:table-column-properties fo:break-before="auto" style:column-width="3.016cm"/>
    </style:style>
    <style:style style:name="co32" style:family="table-column">
      <style:table-column-properties fo:break-before="auto" style:column-width="17.489cm"/>
    </style:style>
    <style:style style:name="co33" style:family="table-column">
      <style:table-column-properties fo:break-before="auto" style:column-width="5.239cm"/>
    </style:style>
    <style:style style:name="co34" style:family="table-column">
      <style:table-column-properties fo:break-before="auto" style:column-width="4.18cm"/>
    </style:style>
    <style:style style:name="co35" style:family="table-column">
      <style:table-column-properties fo:break-before="auto" style:column-width="12.594cm"/>
    </style:style>
    <style:style style:name="co36" style:family="table-column">
      <style:table-column-properties fo:break-before="auto" style:column-width="4.71cm"/>
    </style:style>
    <style:style style:name="co37" style:family="table-column">
      <style:table-column-properties fo:break-before="auto" style:column-width="6.985cm"/>
    </style:style>
    <style:style style:name="co38" style:family="table-column">
      <style:table-column-properties fo:break-before="auto" style:column-width="21.537cm"/>
    </style:style>
    <style:style style:name="co39" style:family="table-column">
      <style:table-column-properties fo:break-before="auto" style:column-width="6.085cm"/>
    </style:style>
    <style:style style:name="co40" style:family="table-column">
      <style:table-column-properties fo:break-before="auto" style:column-width="3.863cm"/>
    </style:style>
    <style:style style:name="co41" style:family="table-column">
      <style:table-column-properties fo:break-before="auto" style:column-width="19.129cm"/>
    </style:style>
    <style:style style:name="co42" style:family="table-column">
      <style:table-column-properties fo:break-before="auto" style:column-width="8.176cm"/>
    </style:style>
    <style:style style:name="co43" style:family="table-column">
      <style:table-column-properties fo:break-before="auto" style:column-width="3.069cm"/>
    </style:style>
    <style:style style:name="co44" style:family="table-column">
      <style:table-column-properties fo:break-before="auto" style:column-width="3.149cm"/>
    </style:style>
    <style:style style:name="co45" style:family="table-column">
      <style:table-column-properties fo:break-before="auto" style:column-width="15.796cm"/>
    </style:style>
    <style:style style:name="co46" style:family="table-column">
      <style:table-column-properties fo:break-before="auto" style:column-width="7.408cm"/>
    </style:style>
    <style:style style:name="co47" style:family="table-column">
      <style:table-column-properties fo:break-before="auto" style:column-width="7.858cm"/>
    </style:style>
    <style:style style:name="co48" style:family="table-column">
      <style:table-column-properties fo:break-before="auto" style:column-width="7.144cm"/>
    </style:style>
    <style:style style:name="co49" style:family="table-column">
      <style:table-column-properties fo:break-before="auto" style:column-width="5.636cm"/>
    </style:style>
    <style:style style:name="co50" style:family="table-column">
      <style:table-column-properties fo:break-before="auto" style:column-width="17.939cm"/>
    </style:style>
    <style:style style:name="co51" style:family="table-column">
      <style:table-column-properties fo:break-before="auto" style:column-width="15.293cm"/>
    </style:style>
    <style:style style:name="co52" style:family="table-column">
      <style:table-column-properties fo:break-before="auto" style:column-width="4.022cm"/>
    </style:style>
    <style:style style:name="co53" style:family="table-column">
      <style:table-column-properties fo:break-before="auto" style:column-width="3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100"/>
    <style:style style:name="ce4" style:family="table-cell" style:parent-style-name="Default" style:data-style-name="N107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108"/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2" style:family="text"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2" table:default-cell-style-name="ce13"/>
        <table:table-column table:style-name="co4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uel verbe signifie "Enlever la coquille d'un œuf"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5" table:default-cell-style-name="ce13"/>
        <table:table-column table:style-name="co6" table:number-columns-repeated="1022" table:default-cell-style-name="ce13"/>
        <table:table-column table:style-name="co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singe</text:p>
          </table:table-cell>
          <table:table-cell office:value-type="string" calcext:value-type="string">
            <text:p>Guen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e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3"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4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oxic - Britney Spears</text:p>
          </table:table-cell>
          <table:table-cell office:value-type="string" calcext:value-type="string">
            <text:p>Toxi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All of Me - John Legend</text:p>
          </table:table-cell>
          <table:table-cell office:value-type="string" calcext:value-type="string">
            <text:p>AllOf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10" table:default-cell-style-name="ce13"/>
        <table:table-column table:style-name="co4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51" table:default-cell-style-name="ce13"/>
        <table:table-column table:style-name="co52" table:default-cell-style-name="ce13"/>
        <table:table-column table:style-name="co53" table:default-cell-style-name="ce13"/>
        <table:table-column table:style-name="co4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est le plus grand producteur mondial de café?</text:p>
          </table:table-cell>
          <table:table-cell office:value-type="string" calcext:value-type="string">
            <text:p>Le Brési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1">
        <table:table-column table:style-name="co14" table:number-columns-repeated="63" table:default-cell-style-name="ce13"/>
        <table:table-column table:style-name="co4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Assassin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4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19" table:default-cell-style-name="ce13"/>
        <table:table-column table:style-name="co20" table:default-cell-style-name="ce13"/>
        <table:table-column table:style-name="co4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Grands Prix sont joués durant la saison 2023 ?</text:p>
          </table:table-cell>
          <table:table-cell office:value-type="string" calcext:value-type="string">
            <text:p>22 Grands pri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1">
        <table:table-column table:style-name="co21" table:number-columns-repeated="61" table:default-cell-style-name="ce13"/>
        <table:table-column table:style-name="co4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1"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3" table:default-cell-style-name="ce13"/>
        <table:table-column table:style-name="co4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25" table:number-columns-repeated="63" table:default-cell-style-name="ce13"/>
        <table:table-column table:style-name="co4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E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Zinzin de 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26" table:number-columns-repeated="63" table:default-cell-style-name="ce13"/>
        <table:table-column table:style-name="co4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27" table:number-columns-repeated="63" table:default-cell-style-name="ce13"/>
        <table:table-column table:style-name="co4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007"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28" table:number-columns-repeated="4" table:default-cell-style-name="ce13"/>
        <table:table-column table:style-name="co4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1" table:default-cell-style-name="ce13"/>
        <table:table-column table:style-name="co4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3">Les feux de routes ont une portée de : #A – 50 mètres | B -100 mètres</text:span> | C -150 mètre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B – 18 |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t peut 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3"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4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echecs, combien de point vau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4">
        <table:table-column table:style-name="co35" table:default-cell-style-name="ce13"/>
        <table:table-column table:style-name="co36" table:default-cell-style-name="ce13"/>
        <table:table-column table:style-name="co3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A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1" calcext:value-type="float">
            <text:p>900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2" calcext:value-type="float">
            <text:p>900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3" calcext:value-type="float">
            <text:p>900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4" calcext:value-type="float">
            <text:p>9004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5" calcext:value-type="float">
            <text:p>900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6" calcext:value-type="float">
            <text:p>9006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7" calcext:value-type="float">
            <text:p>900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8" calcext:value-type="float">
            <text:p>9008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float" office:value="9009" calcext:value-type="float">
            <text:p>9009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35" table:number-columns-repeated="2" table:default-cell-style-name="ce13"/>
        <table:table-column table:style-name="co4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i était le fondateur de la Cinquième République#en France en 1958 ?</text:p>
          </table:table-cell>
          <table:table-cell table:style-name="ce16" office:value-type="string" calcext:value-type="string">
            <text:p>Charles de Gaulles 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er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3"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18" table:default-cell-style-name="ce13"/>
        <table:table-column table:style-name="co4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né le tennisman Novak Djokovic ?</text:p>
          </table:table-cell>
          <table:table-cell office:value-type="string" calcext:value-type="string">
            <text:p>Serb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3"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18" table:default-cell-style-name="ce13"/>
        <table:table-column table:style-name="co4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rque à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rse automobile principalement#roulé aux USA sur un circuit ovale ?</text:p>
          </table:table-cell>
          <table:table-cell office:value-type="string" calcext:value-type="string">
            <text:p>NASC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rque à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1">
        <table:table-column table:style-name="co44" table:default-cell-style-name="ce13"/>
        <table:table-column table:style-name="co45" table:default-cell-style-name="ce13"/>
        <table:table-column table:style-name="co46" table:default-cell-style-name="ce13"/>
        <table:table-column table:style-name="co44" table:number-columns-repeated="1020" table:default-cell-style-name="ce13"/>
        <table:table-column table:style-name="co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Michelle Laroque</text:p>
          </table:table-cell>
          <table:table-cell office:value-type="string" calcext:value-type="string">
            <text:p>Michelle Laroqu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2">
        <table:table-column table:style-name="co47" table:default-cell-style-name="ce13"/>
        <table:table-column table:style-name="co48" table:default-cell-style-name="ce13"/>
        <table:table-column table:style-name="co49" table:number-columns-repeated="1021" table:default-cell-style-name="ce13"/>
        <table:table-column table:style-name="co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Petit filous tubs</text:p>
          </table:table-cell>
          <table:table-cell office:value-type="string" calcext:value-type="string">
            <text:p>FilouTub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le pub vient cet extrait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le pub vient cet extrait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2">
        <table:table-column table:style-name="co2" table:number-columns-repeated="1023" table:default-cell-style-name="ce13"/>
        <table:table-column table:style-name="co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 20H de TF1</text:p>
          </table:table-cell>
          <table:table-cell office:value-type="string" calcext:value-type="string">
            <text:p>20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 Trésor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3">
        <table:table-column table:style-name="co50" table:default-cell-style-name="ce13"/>
        <table:table-column table:style-name="co46" table:default-cell-style-name="ce13"/>
        <table:table-column table:style-name="co3" table:default-cell-style-name="ce13"/>
        <table:table-column table:style-name="co18" table:default-cell-style-name="ce13"/>
        <table:table-column table:style-name="co4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 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a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 type de gastronomie le chef Thierry Marx#est-il connu ?</text:p>
          </table:table-cell>
          <table:table-cell office:value-type="string" calcext:value-type="string">
            <text:p>Gastronomie Molécu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rôt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1-07T20:20:32.926000000</dc:date>
    <meta:editing-cycles>46</meta:editing-cycles>
    <meta:editing-duration>PT3H58M52S</meta:editing-duration>
    <meta:document-statistic meta:table-count="24" meta:cell-count="1250" meta:object-count="0"/>
  </office:meta>
</office:document-meta>
</file>